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79pt"/>
    </style:style>
    <style:style style:name="co3" style:family="table-column">
      <style:table-column-properties fo:break-before="auto" style:column-width="121.35pt"/>
    </style:style>
    <style:style style:name="co4" style:family="table-column">
      <style:table-column-properties fo:break-before="auto" style:column-width="102.81pt"/>
    </style:style>
    <style:style style:name="co5" style:family="table-column">
      <style:table-column-properties fo:break-before="auto" style:column-width="111.29pt"/>
    </style:style>
    <style:style style:name="co6" style:family="table-column">
      <style:table-column-properties fo:break-before="auto" style:column-width="109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table:style-name="Default" table:formula="of:=SUM([.B2:.B12])/10" office:value-type="float" office:value="1209" calcext:value-type="float">
            <text:p>1209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office:value-type="string" calcext:value-type="string">
            <text:p>F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PROP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 office:value-type="float" office:value="2735" calcext:value-type="float">
            <text:p>2735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1679" calcext:value-type="float">
            <text:p>1679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4171" calcext:value-type="float">
            <text:p>4171</text:p>
          </table:table-cell>
          <table:table-cell office:value-type="float" office:value="10478" calcext:value-type="float">
            <text:p>104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443" calcext:value-type="float">
            <text:p>44443</text:p>
          </table:table-cell>
          <table:table-cell office:value-type="float" office:value="92313" calcext:value-type="float">
            <text:p>92313</text:p>
          </table:table-cell>
          <table:table-cell office:value-type="float" office:value="148557" calcext:value-type="float">
            <text:p>148557</text:p>
          </table:table-cell>
        </table:table-row>
        <table:table-row table:style-name="ro1">
          <table:table-cell table:number-columns-repeated="2"/>
          <table:table-cell office:value-type="float" office:value="44620" calcext:value-type="float">
            <text:p>44620</text:p>
          </table:table-cell>
          <table:table-cell office:value-type="float" office:value="86674" calcext:value-type="float">
            <text:p>86674</text:p>
          </table:table-cell>
          <table:table-cell office:value-type="float" office:value="161610" calcext:value-type="float">
            <text:p>161610</text:p>
          </table:table-cell>
        </table:table-row>
        <table:table-row table:style-name="ro1">
          <table:table-cell table:number-columns-repeated="2"/>
          <table:table-cell office:value-type="float" office:value="44979" calcext:value-type="float">
            <text:p>44979</text:p>
          </table:table-cell>
          <table:table-cell office:value-type="float" office:value="70245" calcext:value-type="float">
            <text:p>70245</text:p>
          </table:table-cell>
          <table:table-cell office:value-type="float" office:value="206417" calcext:value-type="float">
            <text:p>2064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883" calcext:value-type="float">
            <text:p>88883</text:p>
          </table:table-cell>
          <table:table-cell office:value-type="float" office:value="175383" calcext:value-type="float">
            <text:p>175383</text:p>
          </table:table-cell>
          <table:table-cell office:value-type="float" office:value="337134" calcext:value-type="float">
            <text:p>337134</text:p>
          </table:table-cell>
        </table:table-row>
        <table:table-row table:style-name="ro1">
          <table:table-cell table:number-columns-repeated="2"/>
          <table:table-cell office:value-type="float" office:value="88808" calcext:value-type="float">
            <text:p>88808</text:p>
          </table:table-cell>
          <table:table-cell office:value-type="float" office:value="143175" calcext:value-type="float">
            <text:p>143175</text:p>
          </table:table-cell>
          <table:table-cell office:value-type="float" office:value="377665" calcext:value-type="float">
            <text:p>377665</text:p>
          </table:table-cell>
        </table:table-row>
        <table:table-row table:style-name="ro1">
          <table:table-cell table:number-columns-repeated="2"/>
          <table:table-cell office:value-type="float" office:value="88767" calcext:value-type="float">
            <text:p>88767</text:p>
          </table:table-cell>
          <table:table-cell office:value-type="float" office:value="159277" calcext:value-type="float">
            <text:p>159277</text:p>
          </table:table-cell>
          <table:table-cell office:value-type="float" office:value="369700" calcext:value-type="float">
            <text:p>369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5:30:27.786206099</meta:creation-date>
    <dc:date>2017-11-05T18:16:55.609169602</dc:date>
    <meta:editing-duration>PT14M4S</meta:editing-duration>
    <meta:editing-cycles>3</meta:editing-cycles>
    <meta:generator>LibreOffice/5.3.6.1$Linux_X86_64 LibreOffice_project/30m0$Build-1</meta:generator>
    <meta:document-statistic meta:table-count="2" meta:cell-count="47" meta:object-count="0"/>
  </office:meta>
</office:document-meta>
</file>